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PL-011:~$ sudo /opt/lampp/bin/mysql -u root</text:p>
      <text:p text:style-name="Standard">[sudo] password for addweb: </text:p>
      <text:p text:style-name="Standard">Warning: World-writable config file '/opt/lampp/etc/my.cnf' is ignored</text:p>
      <text:p text:style-name="Standard">Welcome to the MariaDB monitor. <text:s/>Commands end with ; or \g.</text:p>
      <text:p text:style-name="Standard">Your MariaDB connection id is 18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practice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practice]&gt; show tables</text:p>
      <text:p text:style-name="Standard"><text:s text:c="4"/>-&gt; ;</text:p>
      <text:p text:style-name="Standard">+--------------------+</text:p>
      <text:p text:style-name="Standard">| Tables_in_practice |</text:p>
      <text:p text:style-name="Standard">+--------------------+</text:p>
      <text:p text:style-name="Standard">| average_age <text:s text:c="7"/>|</text:p>
      <text:p text:style-name="Standard">| members <text:s text:c="11"/>|</text:p>
      <text:p text:style-name="Standard">| people <text:s text:c="12"/>|</text:p>
      <text:p text:style-name="Standard">| person <text:s text:c="12"/>|</text:p>
      <text:p text:style-name="Standard">| person_archive <text:s text:c="4"/>|</text:p>
      <text:p text:style-name="Standard">| reminders <text:s text:c="9"/>|</text:p>
      <text:p text:style-name="Standard">| sports_team <text:s text:c="7"/>|</text:p>
      <text:p text:style-name="Standard">| student <text:s text:c="11"/>|</text:p>
      <text:p text:style-name="Standard">| supervisor <text:s text:c="8"/>|</text:p>
      <text:p text:style-name="Standard">+--------------------+</text:p>
      <text:p text:style-name="Standard">9 rows in set (0.001 sec)</text:p>
      <text:p text:style-name="Standard"/>
      <text:p text:style-name="Standard">MariaDB [practice]&gt; select ascii('m');</text:p>
      <text:p text:style-name="Standard">+------------+</text:p>
      <text:p text:style-name="Standard">| ascii('m') |</text:p>
      <text:p text:style-name="Standard">+------------+</text:p>
      <text:p text:style-name="Standard">| <text:s text:c="7"/>109 |</text:p>
      <text:p text:style-name="Standard">+------------+</text:p>
      <text:p text:style-name="Standard">1 row in set (0.000 sec)</text:p>
      <text:p text:style-name="Standard"/>
      <text:p text:style-name="Standard">MariaDB [practice]&gt; select bin(5);</text:p>
      <text:p text:style-name="Standard">+--------+</text:p>
      <text:p text:style-name="Standard">| bin(5) |</text:p>
      <text:p text:style-name="Standard">+--------+</text:p>
      <text:p text:style-name="Standard">| 101 <text:s text:c="3"/>|</text:p>
      <text:p text:style-name="Standard">+--------+</text:p>
      <text:p text:style-name="Standard">1 row in set (0.000 sec)</text:p>
      <text:p text:style-name="Standard"/>
      <text:p text:style-name="Standard">MariaDB [practice]&gt; select bit_length("mukesh");</text:p>
      <text:p text:style-name="Standard">+----------------------+</text:p>
      <text:p text:style-name="Standard">| bit_length("mukesh") |</text:p>
      <text:p text:style-name="Standard"><text:soft-page-break/>+----------------------+</text:p>
      <text:p text:style-name="Standard">| <text:s text:c="18"/>48 |</text:p>
      <text:p text:style-name="Standard">+----------------------+</text:p>
      <text:p text:style-name="Standard">1 row in set (0.000 sec)</text:p>
      <text:p text:style-name="Standard"/>
      <text:p text:style-name="Standard">MariaDB [practice]&gt; select char(103,104,105);</text:p>
      <text:p text:style-name="Standard">+-------------------+</text:p>
      <text:p text:style-name="Standard">| char(103,104,105) |</text:p>
      <text:p text:style-name="Standard">+-------------------+</text:p>
      <text:p text:style-name="Standard">| ghi <text:s text:c="14"/>|</text:p>
      <text:p text:style-name="Standard">+-------------------+</text:p>
      <text:p text:style-name="Standard">1 row in set (0.000 sec)</text:p>
      <text:p text:style-name="Standard"/>
      <text:p text:style-name="Standard">MariaDB [practice]&gt; char_length('mukesh');</text:p>
      <text:p text:style-name="Standard">ERROR 1064 (42000): You have an error in your SQL syntax; check the manual that corresponds to your MariaDB server version for the right syntax to use near 'char_length('mukesh')' at line 1</text:p>
      <text:p text:style-name="Standard">MariaDB [practice]&gt; select char_length('mukesh');</text:p>
      <text:p text:style-name="Standard">+-----------------------+</text:p>
      <text:p text:style-name="Standard">| char_length('mukesh') |</text:p>
      <text:p text:style-name="Standard">+-----------------------+</text:p>
      <text:p text:style-name="Standard">| <text:s text:c="20"/>6 |</text:p>
      <text:p text:style-name="Standard">+-----------------------+</text:p>
      <text:p text:style-name="Standard">1 row in set (0.000 sec)</text:p>
      <text:p text:style-name="Standard"/>
      <text:p text:style-name="Standard">MariaDB [practice]&gt; character_length('mukesh');</text:p>
      <text:p text:style-name="Standard">ERROR 1064 (42000): You have an error in your SQL syntax; check the manual that corresponds to your MariaDB server version for the right syntax to use near 'character_length('mukesh')' at line 1</text:p>
      <text:p text:style-name="Standard">MariaDB [practice]&gt; select character_length('mukesh');</text:p>
      <text:p text:style-name="Standard">+----------------------------+</text:p>
      <text:p text:style-name="Standard">| character_length('mukesh') |</text:p>
      <text:p text:style-name="Standard">+----------------------------+</text:p>
      <text:p text:style-name="Standard">| <text:s text:c="25"/>6 |</text:p>
      <text:p text:style-name="Standard">+----------------------------+</text:p>
      <text:p text:style-name="Standard">1 row in set (0.000 sec)</text:p>
      <text:p text:style-name="Standard"/>
      <text:p text:style-name="Standard">MariaDB [practice]&gt; select concat('mukesh ', 'kumar');</text:p>
      <text:p text:style-name="Standard">+----------------------------+</text:p>
      <text:p text:style-name="Standard">| concat('mukesh ', 'kumar') |</text:p>
      <text:p text:style-name="Standard">+----------------------------+</text:p>
      <text:p text:style-name="Standard">| mukesh kumar <text:s text:c="14"/>|</text:p>
      <text:p text:style-name="Standard">+----------------------------+</text:p>
      <text:p text:style-name="Standard">1 row in set (0.000 sec)</text:p>
      <text:p text:style-name="Standard"/>
      <text:p text:style-name="Standard">MariaDB [practice]&gt; select concat_ws(" ", 'mukesh','kumar');</text:p>
      <text:p text:style-name="Standard">+----------------------------------+</text:p>
      <text:p text:style-name="Standard">| concat_ws(" ", 'mukesh','kumar') |</text:p>
      <text:p text:style-name="Standard">+----------------------------------+</text:p>
      <text:p text:style-name="Standard">| mukesh kumar <text:s text:c="20"/>|</text:p>
      <text:p text:style-name="Standard">+----------------------------------+</text:p>
      <text:p text:style-name="Standard">1 row in set (0.000 sec)</text:p>
      <text:p text:style-name="Standard"/>
      <text:p text:style-name="Standard">MariaDB [practice]&gt; select elt(3,'mukesh','manish','mansi');</text:p>
      <text:p text:style-name="Standard"><text:soft-page-break/>+----------------------------------+</text:p>
      <text:p text:style-name="Standard">| elt(3,'mukesh','manish','mansi') |</text:p>
      <text:p text:style-name="Standard">+----------------------------------+</text:p>
      <text:p text:style-name="Standard">| mansi <text:s text:c="27"/>|</text:p>
      <text:p text:style-name="Standard">+----------------------------------+</text:p>
      <text:p text:style-name="Standard">1 row in set (0.000 sec)</text:p>
      <text:p text:style-name="Standard"/>
      <text:p text:style-name="Standard">MariaDB [practice]&gt; select export_set(4, 'on', 'off', '-', 4);</text:p>
      <text:p text:style-name="Standard">+------------------------------------+</text:p>
      <text:p text:style-name="Standard">| export_set(4, 'on', 'off', '-', 4) |</text:p>
      <text:p text:style-name="Standard">+------------------------------------+</text:p>
      <text:p text:style-name="Standard">| off-off-on-off <text:s text:c="20"/>|</text:p>
      <text:p text:style-name="Standard">+------------------------------------+</text:p>
      <text:p text:style-name="Standard">1 row in set (0.000 sec)</text:p>
      <text:p text:style-name="Standard"/>
      <text:p text:style-name="Standard">MariaDB [practice]&gt; select field('aditya','mukesh','aditya','himanshu');</text:p>
      <text:p text:style-name="Standard">+----------------------------------------------+</text:p>
      <text:p text:style-name="Standard">| field('aditya','mukesh','aditya','himanshu') |</text:p>
      <text:p text:style-name="Standard">+----------------------------------------------+</text:p>
      <text:p text:style-name="Standard">| <text:s text:c="43"/>2 |</text:p>
      <text:p text:style-name="Standard">+----------------------------------------------+</text:p>
      <text:p text:style-name="Standard">1 row in set (0.000 sec)</text:p>
      <text:p text:style-name="Standard"/>
      <text:p text:style-name="Standard">MariaDB [practice]&gt; select find_in_set('mukesh','mukesh,aditya,vinit');</text:p>
      <text:p text:style-name="Standard">+---------------------------------------------+</text:p>
      <text:p text:style-name="Standard">| find_in_set('mukesh','mukesh,aditya,vinit') |</text:p>
      <text:p text:style-name="Standard">+---------------------------------------------+</text:p>
      <text:p text:style-name="Standard">| <text:s text:c="42"/>1 |</text:p>
      <text:p text:style-name="Standard">+---------------------------------------------+</text:p>
      <text:p text:style-name="Standard">1 row in set (0.000 sec)</text:p>
      <text:p text:style-name="Standard"/>
      <text:p text:style-name="Standard">MariaDB [practice]&gt; select format(11222,3);</text:p>
      <text:p text:style-name="Standard">+-----------------+</text:p>
      <text:p text:style-name="Standard">| format(11222,3) |</text:p>
      <text:p text:style-name="Standard">+-----------------+</text:p>
      <text:p text:style-name="Standard">| 11,222.000 <text:s text:c="5"/>|</text:p>
      <text:p text:style-name="Standard">+-----------------+</text:p>
      <text:p text:style-name="Standard">1 row in set (0.000 sec)</text:p>
      <text:p text:style-name="Standard"/>
      <text:p text:style-name="Standard">MariaDB [practice]&gt; select to_base64('hello');</text:p>
      <text:p text:style-name="Standard">+--------------------+</text:p>
      <text:p text:style-name="Standard">| to_base64('hello') |</text:p>
      <text:p text:style-name="Standard">+--------------------+</text:p>
      <text:p text:style-name="Standard">| aGVsbG8= <text:s text:c="10"/>|</text:p>
      <text:p text:style-name="Standard">+--------------------+</text:p>
      <text:p text:style-name="Standard">1 row in set (0.000 sec)</text:p>
      <text:p text:style-name="Standard"/>
      <text:p text:style-name="Standard">MariaDB [practice]&gt; select hex('mukesh');</text:p>
      <text:p text:style-name="Standard">+---------------+</text:p>
      <text:p text:style-name="Standard">| hex('mukesh') |</text:p>
      <text:p text:style-name="Standard">+---------------+</text:p>
      <text:p text:style-name="Standard">| 6D756B657368 <text:s/>|</text:p>
      <text:p text:style-name="Standard"><text:soft-page-break/>+---------------+</text:p>
      <text:p text:style-name="Standard">1 row in set (0.000 sec)</text:p>
      <text:p text:style-name="Standard"/>
      <text:p text:style-name="Standard">MariaDB [practice]&gt; select insert('mukesh',4,3,'ki');</text:p>
      <text:p text:style-name="Standard">+---------------------------+</text:p>
      <text:p text:style-name="Standard">| insert('mukesh',4,3,'ki') |</text:p>
      <text:p text:style-name="Standard">+---------------------------+</text:p>
      <text:p text:style-name="Standard">| mukki <text:s text:c="20"/>|</text:p>
      <text:p text:style-name="Standard">+---------------------------+</text:p>
      <text:p text:style-name="Standard">1 row in set (0.000 sec)</text:p>
      <text:p text:style-name="Standard"/>
      <text:p text:style-name="Standard">MariaDB [practice]&gt; select instr('mukesh','sh');</text:p>
      <text:p text:style-name="Standard">+----------------------+</text:p>
      <text:p text:style-name="Standard">| instr('mukesh','sh') |</text:p>
      <text:p text:style-name="Standard">+----------------------+</text:p>
      <text:p text:style-name="Standard">| <text:s text:c="19"/>5 |</text:p>
      <text:p text:style-name="Standard">+----------------------+</text:p>
      <text:p text:style-name="Standard">1 row in set (0.000 sec)</text:p>
      <text:p text:style-name="Standard"/>
      <text:p text:style-name="Standard">MariaDB [practice]&gt; select left("mukesh", 3);</text:p>
      <text:p text:style-name="Standard">+-------------------+</text:p>
      <text:p text:style-name="Standard">| left("mukesh", 3) |</text:p>
      <text:p text:style-name="Standard">+-------------------+</text:p>
      <text:p text:style-name="Standard">| muk <text:s text:c="14"/>|</text:p>
      <text:p text:style-name="Standard">+-------------------+</text:p>
      <text:p text:style-name="Standard">1 row in set (0.000 sec)</text:p>
      <text:p text:style-name="Standard"/>
      <text:p text:style-name="Standard">MariaDB [practice]&gt; select length('mukesh');</text:p>
      <text:p text:style-name="Standard">+------------------+</text:p>
      <text:p text:style-name="Standard">| length('mukesh') |</text:p>
      <text:p text:style-name="Standard">+------------------+</text:p>
      <text:p text:style-name="Standard">| <text:s text:c="15"/>6 |</text:p>
      <text:p text:style-name="Standard">+------------------+</text:p>
      <text:p text:style-name="Standard">1 row in set (0.000 sec)</text:p>
      <text:p text:style-name="Standard"/>
      <text:p text:style-name="Standard">MariaDB [practice]&gt; show tables</text:p>
      <text:p text:style-name="Standard"><text:s text:c="4"/>-&gt; ;</text:p>
      <text:p text:style-name="Standard">+--------------------+</text:p>
      <text:p text:style-name="Standard">| Tables_in_practice |</text:p>
      <text:p text:style-name="Standard">+--------------------+</text:p>
      <text:p text:style-name="Standard">| average_age <text:s text:c="7"/>|</text:p>
      <text:p text:style-name="Standard">| members <text:s text:c="11"/>|</text:p>
      <text:p text:style-name="Standard">| people <text:s text:c="12"/>|</text:p>
      <text:p text:style-name="Standard">| person <text:s text:c="12"/>|</text:p>
      <text:p text:style-name="Standard">| person_archive <text:s text:c="4"/>|</text:p>
      <text:p text:style-name="Standard">| reminders <text:s text:c="9"/>|</text:p>
      <text:p text:style-name="Standard">| sports_team <text:s text:c="7"/>|</text:p>
      <text:p text:style-name="Standard">| student <text:s text:c="11"/>|</text:p>
      <text:p text:style-name="Standard">| supervisor <text:s text:c="8"/>|</text:p>
      <text:p text:style-name="Standard">+--------------------+</text:p>
      <text:p text:style-name="Standard">9 rows in set (0.001 sec)</text:p>
      <text:p text:style-name="Standard"/>
      <text:p text:style-name="Standard"><text:soft-page-break/>MariaDB [practice]&gt; select * from student where name like '%m';</text:p>
      <text:p text:style-name="Standard">Empty set (0.001 sec)</text:p>
      <text:p text:style-name="Standard"/>
      <text:p text:style-name="Standard">MariaDB [practice]&gt; select * from student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0 sec)</text:p>
      <text:p text:style-name="Standard"/>
      <text:p text:style-name="Standard">MariaDB [practice]&gt; select * from student where name like 'm%';</text:p>
      <text:p text:style-name="Standard">+----+--------------+---------------------+------------+</text:p>
      <text:p text:style-name="Standard">| id | name <text:s text:c="8"/>| email <text:s text:c="14"/>| mobile <text:s text:c="4"/>|</text:p>
      <text:p text:style-name="Standard">+----+--------------+---------------------+------------+</text:p>
      <text:p text:style-name="Standard">| <text:s/>1 | mukesh kumar | mukesh123@gmail.com | 9111111111 |</text:p>
      <text:p text:style-name="Standard">| <text:s/>4 | mansi <text:s text:c="7"/>| mansi123@gmail.com <text:s/>| 9444444444 |</text:p>
      <text:p text:style-name="Standard">+----+--------------+---------------------+------------+</text:p>
      <text:p text:style-name="Standard">2 rows in set (0.001 sec)</text:p>
      <text:p text:style-name="Standard"/>
      <text:p text:style-name="Standard">MariaDB [practice]&gt; select locate('sh', 'mukesh');</text:p>
      <text:p text:style-name="Standard">+------------------------+</text:p>
      <text:p text:style-name="Standard">| locate('sh', 'mukesh') |</text:p>
      <text:p text:style-name="Standard">+------------------------+</text:p>
      <text:p text:style-name="Standard">| <text:s text:c="21"/>5 |</text:p>
      <text:p text:style-name="Standard">+------------------------+</text:p>
      <text:p text:style-name="Standard">1 row in set (0.000 sec)</text:p>
      <text:p text:style-name="Standard"/>
      <text:p text:style-name="Standard">MariaDB [practice]&gt; select lower('MUKESH');</text:p>
      <text:p text:style-name="Standard">+-----------------+</text:p>
      <text:p text:style-name="Standard">| lower('MUKESH') |</text:p>
      <text:p text:style-name="Standard">+-----------------+</text:p>
      <text:p text:style-name="Standard">| mukesh <text:s text:c="9"/>|</text:p>
      <text:p text:style-name="Standard">+-----------------+</text:p>
      <text:p text:style-name="Standard">1 row in set (0.000 sec)</text:p>
      <text:p text:style-name="Standard"/>
      <text:p text:style-name="Standard">MariaDB [practice]&gt; select lpad('nap',10,'phoenix');</text:p>
      <text:p text:style-name="Standard">+--------------------------+</text:p>
      <text:p text:style-name="Standard">| lpad('nap',10,'phoenix') |</text:p>
      <text:p text:style-name="Standard">+--------------------------+</text:p>
      <text:p text:style-name="Standard">| phoenixnap <text:s text:c="14"/>|</text:p>
      <text:p text:style-name="Standard">+--------------------------+</text:p>
      <text:p text:style-name="Standard">1 row in set (0.000 sec)</text:p>
      <text:p text:style-name="Standard"/>
      <text:p text:style-name="Standard">MariaDB [practice]&gt; select ltrim(' <text:s text:c="8"/>mukesh <text:s text:c="3"/>');</text:p>
      <text:p text:style-name="Standard">+------------------------------+</text:p>
      <text:p text:style-name="Standard"><text:soft-page-break/>| ltrim(' <text:s text:c="8"/>mukesh <text:s text:c="3"/>') |</text:p>
      <text:p text:style-name="Standard">+------------------------------+</text:p>
      <text:p text:style-name="Standard">| mukesh <text:s text:c="22"/>|</text:p>
      <text:p text:style-name="Standard">+------------------------------+</text:p>
      <text:p text:style-name="Standard">1 row in set (0.000 sec)</text:p>
      <text:p text:style-name="Standard"/>
      <text:p text:style-name="Standard">MariaDB [practice]&gt; select make_set(1|2, 'mukesh', 'aditya','himanshu');</text:p>
      <text:p text:style-name="Standard">+----------------------------------------------+</text:p>
      <text:p text:style-name="Standard">| make_set(1|2, 'mukesh', 'aditya','himanshu') |</text:p>
      <text:p text:style-name="Standard">+----------------------------------------------+</text:p>
      <text:p text:style-name="Standard">| mukesh,aditya <text:s text:c="31"/>|</text:p>
      <text:p text:style-name="Standard">+----------------------------------------------+</text:p>
      <text:p text:style-name="Standard">1 row in set (0.000 sec)</text:p>
      <text:p text:style-name="Standard"/>
      <text:p text:style-name="Standard">MariaDB [practice]&gt; select * from student where match(name) against('mukesh');</text:p>
      <text:p text:style-name="Standard">ERROR 1191 (HY000): Can't find FULLTEXT index matching the column list</text:p>
      <text:p text:style-name="Standard">MariaDB [practice]&gt; select * from student where match(name) against('mukesh kumar');</text:p>
      <text:p text:style-name="Standard">ERROR 1191 (HY000): Can't find FULLTEXT index matching the column list</text:p>
      <text:p text:style-name="Standard">MariaDB [practice]&gt; select email from student where match(name) against('mukesh kumar');</text:p>
      <text:p text:style-name="Standard">ERROR 1191 (HY000): Can't find FULLTEXT index matching the column list</text:p>
      <text:p text:style-name="Standard">MariaDB [practice]&gt; select email from student where MATCH('name') AGAINST('mansi');</text:p>
      <text:p text:style-name="Standard">ERROR 1064 (42000): You have an error in your SQL syntax; check the manual that corresponds to your MariaDB server version for the right syntax to use near ''name') AGAINST('mansi')' at line 1</text:p>
      <text:p text:style-name="Standard">MariaDB [practice]&gt; select email from student where MATCH(name) AGAINST('mansi');</text:p>
      <text:p text:style-name="Standard">ERROR 1191 (HY000): Can't find FULLTEXT index matching the column list</text:p>
      <text:p text:style-name="Standard">MariaDB [practice]&gt; select * from student where name not like 'm%';</text:p>
      <text:p text:style-name="Standard">+----+----------+-----------------------+------------+</text:p>
      <text:p text:style-name="Standard">| id | name <text:s text:c="4"/>| email <text:s text:c="16"/>| mobile <text:s text:c="4"/>|</text:p>
      <text:p text:style-name="Standard">+----+----------+-----------------------+------------+</text:p>
      <text:p text:style-name="Standard">| <text:s/>2 | aditya <text:s text:c="2"/>| aditya123@gmail.com <text:s text:c="2"/>| 9222222222 |</text:p>
      <text:p text:style-name="Standard">| <text:s/>3 | lokesh <text:s text:c="2"/>| lokesh123@gmail.com <text:s text:c="2"/>| 9333333333 |</text:p>
      <text:p text:style-name="Standard">| <text:s/>5 | himanshu | himanshu123@gmail.com | 9555555555 |</text:p>
      <text:p text:style-name="Standard">| <text:s/>6 | nikhil <text:s text:c="2"/>| nikhil123@gmail.com <text:s text:c="2"/>| 9666666666 |</text:p>
      <text:p text:style-name="Standard">| <text:s/>7 | vinit <text:s text:c="3"/>| vinit123@gmail.com <text:s text:c="3"/>| 9777777777 |</text:p>
      <text:p text:style-name="Standard">+----+----------+-----------------------+------------+</text:p>
      <text:p text:style-name="Standard">5 rows in set (0.001 sec)</text:p>
      <text:p text:style-name="Standard"/>
      <text:p text:style-name="Standard">MariaDB [practice]&gt; select * from student where name not REGEXP '^m';</text:p>
      <text:p text:style-name="Standard">+----+----------+-----------------------+------------+</text:p>
      <text:p text:style-name="Standard">| id | name <text:s text:c="4"/>| email <text:s text:c="16"/>| mobile <text:s text:c="4"/>|</text:p>
      <text:p text:style-name="Standard">+----+----------+-----------------------+------------+</text:p>
      <text:p text:style-name="Standard">| <text:s/>2 | aditya <text:s text:c="2"/>| aditya123@gmail.com <text:s text:c="2"/>| 9222222222 |</text:p>
      <text:p text:style-name="Standard">| <text:s/>3 | lokesh <text:s text:c="2"/>| lokesh123@gmail.com <text:s text:c="2"/>| 9333333333 |</text:p>
      <text:p text:style-name="Standard">| <text:s/>5 | himanshu | himanshu123@gmail.com | 9555555555 |</text:p>
      <text:p text:style-name="Standard">| <text:s/>6 | nikhil <text:s text:c="2"/>| nikhil123@gmail.com <text:s text:c="2"/>| 9666666666 |</text:p>
      <text:p text:style-name="Standard">| <text:s/>7 | vinit <text:s text:c="3"/>| vinit123@gmail.com <text:s text:c="3"/>| 9777777777 |</text:p>
      <text:p text:style-name="Standard">+----+----------+-----------------------+------------+</text:p>
      <text:p text:style-name="Standard">5 rows in set (0.001 sec)</text:p>
      <text:p text:style-name="Standard"/>
      <text:p text:style-name="Standard">MariaDB [practice]&gt; SELECT OCT(50);</text:p>
      <text:p text:style-name="Standard">+---------+</text:p>
      <text:p text:style-name="Standard">| OCT(50) |</text:p>
      <text:p text:style-name="Standard"><text:soft-page-break/>+---------+</text:p>
      <text:p text:style-name="Standard">| 62 <text:s text:c="5"/>|</text:p>
      <text:p text:style-name="Standard">+---------+</text:p>
      <text:p text:style-name="Standard">1 row in set (0.000 sec)</text:p>
      <text:p text:style-name="Standard"/>
      <text:p text:style-name="Standard">MariaDB [practice]&gt; </text:p>
      <text:p text:style-name="Standard">Display all 792 possibilities? (y or n)</text:p>
      <text:p text:style-name="Standard">MariaDB [practice]&gt; select ord('phoenixnap');</text:p>
      <text:p text:style-name="Standard">+-------------------+</text:p>
      <text:p text:style-name="Standard">| ord('phoenixnap') |</text:p>
      <text:p text:style-name="Standard">+-------------------+</text:p>
      <text:p text:style-name="Standard">| <text:s text:c="14"/>112 |</text:p>
      <text:p text:style-name="Standard">+-------------------+</text:p>
      <text:p text:style-name="Standard">1 row in set (0.000 sec)</text:p>
      <text:p text:style-name="Standard"/>
      <text:p text:style-name="Standard">MariaDB [practice]&gt; select name, quote(email) from student;</text:p>
      <text:p text:style-name="Standard">+--------------+-------------------------+</text:p>
      <text:p text:style-name="Standard">| name <text:s text:c="8"/>| quote(email) <text:s text:c="11"/>|</text:p>
      <text:p text:style-name="Standard">+--------------+-------------------------+</text:p>
      <text:p text:style-name="Standard">| mukesh kumar | 'mukesh123@gmail.com' <text:s text:c="2"/>|</text:p>
      <text:p text:style-name="Standard">| aditya <text:s text:c="6"/>| 'aditya123@gmail.com' <text:s text:c="2"/>|</text:p>
      <text:p text:style-name="Standard">| lokesh <text:s text:c="6"/>| 'lokesh123@gmail.com' <text:s text:c="2"/>|</text:p>
      <text:p text:style-name="Standard">| mansi <text:s text:c="7"/>| 'mansi123@gmail.com' <text:s text:c="3"/>|</text:p>
      <text:p text:style-name="Standard">| himanshu <text:s text:c="4"/>| 'himanshu123@gmail.com' |</text:p>
      <text:p text:style-name="Standard">| nikhil <text:s text:c="6"/>| 'nikhil123@gmail.com' <text:s text:c="2"/>|</text:p>
      <text:p text:style-name="Standard">| vinit <text:s text:c="7"/>| 'vinit123@gmail.com' <text:s text:c="3"/>|</text:p>
      <text:p text:style-name="Standard">+--------------+-------------------------+</text:p>
      <text:p text:style-name="Standard">7 rows in set (0.001 sec)</text:p>
      <text:p text:style-name="Standard"/>
      <text:p text:style-name="Standard">MariaDB [practice]&gt; select regexp_like('mukesh or aaditya', 't.sh');</text:p>
      <text:p text:style-name="Standard">ERROR 1305 (42000): FUNCTION practice.regexp_like does not exist</text:p>
      <text:p text:style-name="Standard">MariaDB [practice]&gt; select REGEXP_LIKE('mukesh or aaditya', 't.sh');</text:p>
      <text:p text:style-name="Standard">ERROR 1305 (42000): FUNCTION practice.REGEXP_LIKE does not exist</text:p>
      <text:p text:style-name="Standard">MariaDB [practice]&gt; select regexp_instr('mukesh aditya himanshu', "himanshu");</text:p>
      <text:p text:style-name="Standard">+----------------------------------------------------+</text:p>
      <text:p text:style-name="Standard">| regexp_instr('mukesh aditya himanshu', "himanshu") |</text:p>
      <text:p text:style-name="Standard">+----------------------------------------------------+</text:p>
      <text:p text:style-name="Standard">| <text:s text:c="48"/>15 |</text:p>
      <text:p text:style-name="Standard">+----------------------------------------------------+</text:p>
      <text:p text:style-name="Standard">1 row in set (0.000 sec)</text:p>
      <text:p text:style-name="Standard"/>
      <text:p text:style-name="Standard">MariaDB [practice]&gt; select regexp_replace('mukesh', 'esh', "ki");</text:p>
      <text:p text:style-name="Standard">+---------------------------------------+</text:p>
      <text:p text:style-name="Standard">| regexp_replace('mukesh', 'esh', "ki") |</text:p>
      <text:p text:style-name="Standard">+---------------------------------------+</text:p>
      <text:p text:style-name="Standard">| mukki <text:s text:c="32"/>|</text:p>
      <text:p text:style-name="Standard">+---------------------------------------+</text:p>
      <text:p text:style-name="Standard">1 row in set (0.000 sec)</text:p>
      <text:p text:style-name="Standard"/>
      <text:p text:style-name="Standard">MariaDB [practice]&gt; select regexp_substr('mukesh or aditya', 'a.sh');</text:p>
      <text:p text:style-name="Standard">+-------------------------------------------+</text:p>
      <text:p text:style-name="Standard">| regexp_substr('mukesh or aditya', 'a.sh') |</text:p>
      <text:p text:style-name="Standard"><text:soft-page-break/>+-------------------------------------------+</text:p>
      <text:p text:style-name="Standard">| <text:s text:c="42"/>|</text:p>
      <text:p text:style-name="Standard">+-------------------------------------------+</text:p>
      <text:p text:style-name="Standard">1 row in set (0.000 sec)</text:p>
      <text:p text:style-name="Standard"/>
      <text:p text:style-name="Standard">MariaDB [practice]&gt; select regexp_substr('mukesh or aditya', 'm.sh');</text:p>
      <text:p text:style-name="Standard">+-------------------------------------------+</text:p>
      <text:p text:style-name="Standard">| regexp_substr('mukesh or aditya', 'm.sh') |</text:p>
      <text:p text:style-name="Standard">+-------------------------------------------+</text:p>
      <text:p text:style-name="Standard">| <text:s text:c="42"/>|</text:p>
      <text:p text:style-name="Standard">+-------------------------------------------+</text:p>
      <text:p text:style-name="Standard">1 row in set (0.000 sec)</text:p>
      <text:p text:style-name="Standard"/>
      <text:p text:style-name="Standard">MariaDB [practice]&gt; select repeat("boom",3);</text:p>
      <text:p text:style-name="Standard">+------------------+</text:p>
      <text:p text:style-name="Standard">| repeat("boom",3) |</text:p>
      <text:p text:style-name="Standard">+------------------+</text:p>
      <text:p text:style-name="Standard">| boomboomboom <text:s text:c="4"/>|</text:p>
      <text:p text:style-name="Standard">+------------------+</text:p>
      <text:p text:style-name="Standard">1 row in set (0.000 sec)</text:p>
      <text:p text:style-name="Standard"/>
      <text:p text:style-name="Standard">MariaDB [practice]&gt; select replace('www.mukesh.com','www','https://');</text:p>
      <text:p text:style-name="Standard">+--------------------------------------------+</text:p>
      <text:p text:style-name="Standard">| replace('www.mukesh.com','www','https://') |</text:p>
      <text:p text:style-name="Standard">+--------------------------------------------+</text:p>
      <text:p text:style-name="Standard">| https://.mukesh.com <text:s text:c="23"/>|</text:p>
      <text:p text:style-name="Standard">+--------------------------------------------+</text:p>
      <text:p text:style-name="Standard">1 row in set (0.000 sec)</text:p>
      <text:p text:style-name="Standard"/>
      <text:p text:style-name="Standard">MariaDB [practice]&gt; select reverse('mukesh');</text:p>
      <text:p text:style-name="Standard">+-------------------+</text:p>
      <text:p text:style-name="Standard">| reverse('mukesh') |</text:p>
      <text:p text:style-name="Standard">+-------------------+</text:p>
      <text:p text:style-name="Standard">| hsekum <text:s text:c="11"/>|</text:p>
      <text:p text:style-name="Standard">+-------------------+</text:p>
      <text:p text:style-name="Standard">1 row in set (0.000 sec)</text:p>
      <text:p text:style-name="Standard"/>
      <text:p text:style-name="Standard">MariaDB [practice]&gt; select right('mukesh',3);</text:p>
      <text:p text:style-name="Standard">+-------------------+</text:p>
      <text:p text:style-name="Standard">| right('mukesh',3) |</text:p>
      <text:p text:style-name="Standard">+-------------------+</text:p>
      <text:p text:style-name="Standard">| esh <text:s text:c="14"/>|</text:p>
      <text:p text:style-name="Standard">+-------------------+</text:p>
      <text:p text:style-name="Standard">1 row in set (0.000 sec)</text:p>
      <text:p text:style-name="Standard"/>
      <text:p text:style-name="Standard">MariaDB [practice]&gt; select rpad('mukesh',9,'!');</text:p>
      <text:p text:style-name="Standard">+----------------------+</text:p>
      <text:p text:style-name="Standard">| rpad('mukesh',9,'!') |</text:p>
      <text:p text:style-name="Standard">+----------------------+</text:p>
      <text:p text:style-name="Standard">| mukesh!!! <text:s text:c="11"/>|</text:p>
      <text:p text:style-name="Standard">+----------------------+</text:p>
      <text:p text:style-name="Standard">1 row in set (0.000 sec)</text:p>
      <text:p text:style-name="Standard"><text:soft-page-break/></text:p>
      <text:p text:style-name="Standard">MariaDB [practice]&gt; select rtrim('mukesh <text:s text:c="3"/>');</text:p>
      <text:p text:style-name="Standard">+---------------------+</text:p>
      <text:p text:style-name="Standard">| rtrim('mukesh <text:s text:c="3"/>') |</text:p>
      <text:p text:style-name="Standard">+---------------------+</text:p>
      <text:p text:style-name="Standard">| mukesh <text:s text:c="13"/>|</text:p>
      <text:p text:style-name="Standard">+---------------------+</text:p>
      <text:p text:style-name="Standard">1 row in set (0.000 sec)</text:p>
      <text:p text:style-name="Standard"/>
      <text:p text:style-name="Standard">MariaDB [practice]&gt; select soundex('example');</text:p>
      <text:p text:style-name="Standard">+--------------------+</text:p>
      <text:p text:style-name="Standard">| soundex('example') |</text:p>
      <text:p text:style-name="Standard">+--------------------+</text:p>
      <text:p text:style-name="Standard">| E2514 <text:s text:c="13"/>|</text:p>
      <text:p text:style-name="Standard">+--------------------+</text:p>
      <text:p text:style-name="Standard">1 row in set (0.000 sec)</text:p>
      <text:p text:style-name="Standard"/>
      <text:p text:style-name="Standard">MariaDB [practice]&gt; select space('mukesh',space(1), 'kumar');</text:p>
      <text:p text:style-name="Standard">ERROR 1582 (42000): Incorrect parameter count in the call to native function 'space'</text:p>
      <text:p text:style-name="Standard">MariaDB [practice]&gt; select ('mukesh',SPACE(1), 'kumar');</text:p>
      <text:p text:style-name="Standard">ERROR 1241 (21000): Operand should contain 1 column(s)</text:p>
      <text:p text:style-name="Standard">MariaDB [practice]&gt; select ('mukesh', SPACE(5), 'kumar');</text:p>
      <text:p text:style-name="Standard">ERROR 1241 (21000): Operand should contain 1 column(s)</text:p>
      <text:p text:style-name="Standard">MariaDB [practice]&gt; SELECT strcmp('mukesh','muk');</text:p>
      <text:p text:style-name="Standard">+------------------------+</text:p>
      <text:p text:style-name="Standard">| strcmp('mukesh','muk') |</text:p>
      <text:p text:style-name="Standard">+------------------------+</text:p>
      <text:p text:style-name="Standard">| <text:s text:c="21"/>1 |</text:p>
      <text:p text:style-name="Standard">+------------------------+</text:p>
      <text:p text:style-name="Standard">1 row in set (0.000 sec)</text:p>
      <text:p text:style-name="Standard"/>
      <text:p text:style-name="Standard">MariaDB [practice]&gt; select substring('mukesh', 4);</text:p>
      <text:p text:style-name="Standard">+------------------------+</text:p>
      <text:p text:style-name="Standard">| substring('mukesh', 4) |</text:p>
      <text:p text:style-name="Standard">+------------------------+</text:p>
      <text:p text:style-name="Standard">| esh <text:s text:c="19"/>|</text:p>
      <text:p text:style-name="Standard">+------------------------+</text:p>
      <text:p text:style-name="Standard">1 row in set (0.000 sec)</text:p>
      <text:p text:style-name="Standard"/>
      <text:p text:style-name="Standard">MariaDB [practice]&gt; select substring_index('www.mukesh.com','.',1);</text:p>
      <text:p text:style-name="Standard">+-----------------------------------------+</text:p>
      <text:p text:style-name="Standard">| substring_index('www.mukesh.com','.',1) |</text:p>
      <text:p text:style-name="Standard">+-----------------------------------------+</text:p>
      <text:p text:style-name="Standard">| www <text:s text:c="36"/>|</text:p>
      <text:p text:style-name="Standard">+-----------------------------------------+</text:p>
      <text:p text:style-name="Standard">1 row in set (0.000 sec)</text:p>
      <text:p text:style-name="Standard"/>
      <text:p text:style-name="Standard">MariaDB [practice]&gt; select substring_index('www.mukesh.com','.',2);</text:p>
      <text:p text:style-name="Standard">+-----------------------------------------+</text:p>
      <text:p text:style-name="Standard">| substring_index('www.mukesh.com','.',2) |</text:p>
      <text:p text:style-name="Standard">+-----------------------------------------+</text:p>
      <text:p text:style-name="Standard">| www.mukesh <text:s text:c="29"/>|</text:p>
      <text:p text:style-name="Standard"><text:soft-page-break/>+-----------------------------------------+</text:p>
      <text:p text:style-name="Standard">1 row in set (0.000 sec)</text:p>
      <text:p text:style-name="Standard"/>
      <text:p text:style-name="Standard">MariaDB [practice]&gt; select substring_index('www.mukesh.com','.',-2);</text:p>
      <text:p text:style-name="Standard">+------------------------------------------+</text:p>
      <text:p text:style-name="Standard">| substring_index('www.mukesh.com','.',-2) |</text:p>
      <text:p text:style-name="Standard">+------------------------------------------+</text:p>
      <text:p text:style-name="Standard">| mukesh.com <text:s text:c="30"/>|</text:p>
      <text:p text:style-name="Standard">+------------------------------------------+</text:p>
      <text:p text:style-name="Standard">1 row in set (0.000 sec)</text:p>
      <text:p text:style-name="Standard"/>
      <text:p text:style-name="Standard">MariaDB [practice]&gt; select to_base64('phoenixnap');</text:p>
      <text:p text:style-name="Standard">+-------------------------+</text:p>
      <text:p text:style-name="Standard">| to_base64('phoenixnap') |</text:p>
      <text:p text:style-name="Standard">+-------------------------+</text:p>
      <text:p text:style-name="Standard">| cGhvZW5peG5hcA== <text:s text:c="7"/>|</text:p>
      <text:p text:style-name="Standard">+-------------------------+</text:p>
      <text:p text:style-name="Standard">1 row in set (0.000 sec)</text:p>
      <text:p text:style-name="Standard"/>
      <text:p text:style-name="Standard">MariaDB [practice]&gt; select trim(leading 'm' from 'mmmukesh');</text:p>
      <text:p text:style-name="Standard">+-----------------------------------+</text:p>
      <text:p text:style-name="Standard">| trim(leading 'm' from 'mmmukesh') |</text:p>
      <text:p text:style-name="Standard">+-----------------------------------+</text:p>
      <text:p text:style-name="Standard">| ukesh <text:s text:c="28"/>|</text:p>
      <text:p text:style-name="Standard">+-----------------------------------+</text:p>
      <text:p text:style-name="Standard">1 row in set (0.000 sec)</text:p>
      <text:p text:style-name="Standard"/>
      <text:p text:style-name="Standard">MariaDB [practice]&gt; select upper('mukesh');</text:p>
      <text:p text:style-name="Standard">+-----------------+</text:p>
      <text:p text:style-name="Standard">| upper('mukesh') |</text:p>
      <text:p text:style-name="Standard">+-----------------+</text:p>
      <text:p text:style-name="Standard">| MUKESH <text:s text:c="9"/>|</text:p>
      <text:p text:style-name="Standard">+-----------------+</text:p>
      <text:p text:style-name="Standard">1 row in set (0.000 sec)</text:p>
      <text:p text:style-name="Standard"/>
      <text:p text:style-name="Standard">MariaDB [practice]&gt; select hex('mukesh');</text:p>
      <text:p text:style-name="Standard">+---------------+</text:p>
      <text:p text:style-name="Standard">| hex('mukesh') |</text:p>
      <text:p text:style-name="Standard">+---------------+</text:p>
      <text:p text:style-name="Standard">| 6D756B657368 <text:s/>|</text:p>
      <text:p text:style-name="Standard">+---------------+</text:p>
      <text:p text:style-name="Standard">1 row in set (0.000 sec)</text:p>
      <text:p text:style-name="Standard"/>
      <text:p text:style-name="Standard">MariaDB [practice]&gt; select unhex(6D756B657368);</text:p>
      <text:p text:style-name="Standard">ERROR 1054 (42S22): Unknown column '6D756B657368' in 'field list'</text:p>
      <text:p text:style-name="Standard">MariaDB [practice]&gt; select unhex('6D756B657368');</text:p>
      <text:p text:style-name="Standard">+-----------------------+</text:p>
      <text:p text:style-name="Standard">| unhex('6D756B657368') |</text:p>
      <text:p text:style-name="Standard">+-----------------------+</text:p>
      <text:p text:style-name="Standard">| mukesh <text:s text:c="15"/>|</text:p>
      <text:p text:style-name="Standard">+-----------------------+</text:p>
      <text:p text:style-name="Standard">1 row in set (0.000 sec)</text:p>
      <text:p text:style-name="Standard"><text:soft-page-break/></text:p>
      <text:p text:style-name="Standard">MariaDB [practice]&gt; select hex(weight_string('y'));</text:p>
      <text:p text:style-name="Standard">+-------------------------+</text:p>
      <text:p text:style-name="Standard">| hex(weight_string('y')) |</text:p>
      <text:p text:style-name="Standard">+-------------------------+</text:p>
      <text:p text:style-name="Standard">| 0059 <text:s text:c="19"/>|</text:p>
      <text:p text:style-name="Standard">+-------------------------+</text:p>
      <text:p text:style-name="Standard">1 row in set (0.000 sec)</text:p>
      <text:p text:style-name="Standard"/>
      <text:p text:style-name="Standard">MariaDB [practice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6:56:34.226106609</meta:creation-date>
    <dc:date>2021-11-23T16:56:55.241811299</dc:date>
    <meta:editing-duration>PT22S</meta:editing-duration>
    <meta:editing-cycles>1</meta:editing-cycles>
    <meta:document-statistic meta:table-count="0" meta:image-count="0" meta:object-count="0" meta:page-count="11" meta:paragraph-count="467" meta:word-count="2004" meta:character-count="17063" meta:non-whitespace-character-count="14324"/>
    <meta:generator>LibreOffice/6.0.7.3$Linux_X86_64 LibreOffice_project/00m0$Build-3</meta:generator>
  </office:meta>
</office:document-meta>
</file>